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60000028BE36634E5A989817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99cm" svg:height="15.945cm" svg:x="0.988cm" svg:y="1.018cm">
          <draw:image xlink:href="Pictures/10000201000002B60000028BE36634E5A989817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creation-date>2007-11-28T13:51:55</meta:creation-date>
    <dc:date>2020-09-14T09:28:28.813497934</dc:date>
    <meta:editing-cycles>29</meta:editing-cycles>
    <meta:editing-duration>PT1H24M1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